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107d" officeooo:paragraph-rsid="0006107d"/>
    </style:style>
    <style:style style:name="P2" style:family="paragraph" style:parent-style-name="Standard" style:list-style-name="L1">
      <style:text-properties officeooo:rsid="0006107d" officeooo:paragraph-rsid="0006107d"/>
    </style:style>
    <style:style style:name="P3" style:family="paragraph" style:parent-style-name="Standard" style:list-style-name="L1">
      <style:text-properties officeooo:rsid="0006e1f9" officeooo:paragraph-rsid="0006e1f9"/>
    </style:style>
    <style:style style:name="P4" style:family="paragraph" style:parent-style-name="Standard">
      <style:text-properties officeooo:rsid="0006e1f9" officeooo:paragraph-rsid="0006e1f9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IRA Usage Notes</text:p>
      <text:p text:style-name="P1"/>
      <text:p text:style-name="P1">Queries</text:p>
      <text:list xml:id="list1657535998080125923" text:style-name="L1">
        <text:list-item>
          <text:p text:style-name="P2">Estimation of sub-tasks of a story not available?</text:p>
        </text:list-item>
        <text:list-item>
          <text:p text:style-name="P2">Only EPICs and UserStories seem to have estimation. Neither Tasks nor Sub-tasks have estimations in the tool. </text:p>
          <text:p text:style-name="P2"><text:span text:style-name="T1">Suggestions</text:span><text:tab/>Would be happy to see estimation at all the levels. Ifan EPIC has Stories/Tasks with it, then EPIC should not be estimated directly but it's estimation must be sum of all the estimates if issues within it. </text:p>
        </text:list-item>
        <text:list-item>
          <text:p text:style-name="P3">Issues and EPIC/Stories/Tasks needs different Wfs. e.g. </text:p>
          <text:p text:style-name="P3">EPIC/Stories/Tasks WF could be</text:p>
          <text:p text:style-name="P3">TODO -&gt; INPROGRESS -&gt; DONE </text:p>
          <text:p text:style-name="P3">while Issues WF could be </text:p>
          <text:list>
            <text:list-header>
              <text:p text:style-name="P3">TODO -&gt; INPROGRESS -&gt; FIXED -&gt; REOPED -&gt;FIXED -&gt; DONE</text:p>
              <text:p text:style-name="P3">TODO -&gt; INPROGRESS -&gt; FIXED -&gt; DONE</text:p>
            </text:list-header>
          </text:list>
        </text:list-item>
      </text:list>
      <text:p text:style-name="P4"/>
      <text:p text:style-name="P4"><text:tab/>The above needs to be checked on its feasibility and overall tracking view. May be needs better way to manage this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9:15:38.932943506</meta:creation-date>
    <dc:date>2017-08-23T06:38:58.075397485</dc:date>
    <meta:editing-duration>PT9H20M6S</meta:editing-duration>
    <meta:editing-cycles>1</meta:editing-cycles>
    <meta:document-statistic meta:table-count="0" meta:image-count="0" meta:object-count="0" meta:page-count="1" meta:paragraph-count="12" meta:word-count="129" meta:character-count="748" meta:non-whitespace-character-count="628"/>
    <meta:generator>LibreOffice/4.2.8.2$Linux_x86 LibreOffice_project/420m0$Build-2</meta:generator>
  </office:meta>
</office:document-meta>
</file>